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65000000723E067DCC399783E7.png" manifest:media-type="image/png"/>
  <manifest:file-entry manifest:full-path="Pictures/1000000100000095000000A6BB3471E73FA9988E.png" manifest:media-type="image/png"/>
  <manifest:file-entry manifest:full-path="Pictures/1000000000000095000000A67E6E7999B9F118C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0.335cm" fo:min-width="0.72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02cm" svg:stroke-color="#000000" draw:marker-start-width="0.356cm" draw:marker-end="Arrowheads_20_1" draw:marker-end-width="0.457cm" draw:fill="none" draw:textarea-vertical-align="middle" fo:padding-top="0.176cm" fo:padding-bottom="0.176cm" fo:padding-left="0.301cm" fo:padding-right="0.301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  <style:text-properties fo:font-size="32pt" fo:font-weight="bold" style:font-weight-asian="bold" style:font-weight-complex="bold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3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Concurrent In-memory Inventory</text:span></text:p>
          </draw:text-box>
        </draw:frame>
        <draw:custom-shape draw:style-name="gr1" draw:text-style-name="P2" draw:layer="layout" svg:width="1.27cm" svg:height="0.635cm" svg:x="10.795cm" svg:y="5.71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497cm" svg:y1="6.096cm" svg:x2="14.402cm" svg:y2="6.096cm">
          <text:p/>
        </draw:line>
        <draw:g>
          <draw:custom-shape draw:style-name="gr1" draw:text-style-name="P2" draw:layer="layout" svg:width="1.27cm" svg:height="0.635cm" svg:x="1.488cm" svg:y="5.99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0.635cm" svg:x="5.298cm" svg:y="5.994cm">
            <text:p/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3.19cm" svg:y1="6.375cm" svg:x2="5.095cm" svg:y2="6.375cm">
            <text:p/>
          </draw:line>
          <draw:frame draw:style-name="gr3" draw:text-style-name="P3" draw:layer="layout" svg:width="0.762cm" svg:height="0.864cm" svg:x="3.393cm" svg:y="5.994cm">
            <draw:image xlink:href="Pictures/1000000100000065000000723E067DCC399783E7.png" xlink:type="simple" xlink:show="embed" xlink:actuate="onLoad" draw:mime-type="image/png">
              <text:p/>
            </draw:image>
          </draw:frame>
        </draw:g>
        <draw:frame draw:style-name="gr4" draw:text-style-name="P4" draw:layer="layout" svg:width="1.488cm" svg:height="0.962cm" svg:x="1.27cm" svg:y="5.032cm">
          <draw:text-box>
            <text:p>key</text:p>
          </draw:text-box>
        </draw:frame>
        <draw:frame draw:style-name="gr5" draw:text-style-name="P4" draw:layer="layout" svg:width="2.013cm" svg:height="0.962cm" svg:x="5.095cm" svg:y="5.029cm">
          <draw:text-box>
            <text:p>value</text:p>
          </draw:text-box>
        </draw:frame>
        <draw:g>
          <draw:custom-shape draw:style-name="gr1" draw:text-style-name="P2" draw:layer="layout" svg:width="1.27cm" svg:height="0.635cm" svg:x="1.488cm" svg:y="7.0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0.635cm" svg:x="5.298cm" svg:y="7.01cm">
            <text:p/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3.19cm" svg:y1="7.391cm" svg:x2="5.095cm" svg:y2="7.391cm">
            <text:p/>
          </draw:line>
          <draw:frame draw:style-name="gr3" draw:text-style-name="P3" draw:layer="layout" svg:width="0.762cm" svg:height="0.864cm" svg:x="3.393cm" svg:y="7.01cm">
            <draw:image xlink:href="Pictures/1000000100000065000000723E067DCC399783E7.png" xlink:type="simple" xlink:show="embed" xlink:actuate="onLoad" draw:mime-type="image/png">
              <text:p/>
            </draw:image>
          </draw:frame>
        </draw:g>
        <draw:g>
          <draw:custom-shape draw:style-name="gr1" draw:text-style-name="P2" draw:layer="layout" svg:width="1.27cm" svg:height="0.635cm" svg:x="1.488cm" svg:y="8.02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1.27cm" svg:height="0.635cm" svg:x="5.298cm" svg:y="8.026cm">
            <text:p/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3.19cm" svg:y1="8.407cm" svg:x2="5.095cm" svg:y2="8.407cm">
            <text:p/>
          </draw:line>
          <draw:frame draw:style-name="gr3" draw:text-style-name="P3" draw:layer="layout" svg:width="0.762cm" svg:height="0.864cm" svg:x="3.393cm" svg:y="8.026cm">
            <draw:image xlink:href="Pictures/1000000100000065000000723E067DCC399783E7.png" xlink:type="simple" xlink:show="embed" xlink:actuate="onLoad" draw:mime-type="image/png">
              <text:p/>
            </draw:image>
          </draw:frame>
        </draw:g>
        <draw:frame draw:style-name="gr3" draw:text-style-name="P3" draw:layer="layout" svg:width="0.762cm" svg:height="0.864cm" svg:x="12.7cm" svg:y="5.715cm">
          <draw:image xlink:href="Pictures/1000000100000065000000723E067DCC399783E7.png" xlink:type="simple" xlink:show="embed" xlink:actuate="onLoad" draw:mime-type="image/png">
            <text:p/>
          </draw:image>
        </draw:frame>
        <draw:frame draw:style-name="gr3" draw:text-style-name="P3" draw:layer="layout" svg:width="2.013cm" svg:height="2.242cm" svg:x="14.605cm" svg:y="5.715cm">
          <draw:image xlink:href="Pictures/1000000100000095000000A6BB3471E73FA9988E.png" xlink:type="simple" xlink:show="embed" xlink:actuate="onLoad" draw:mime-type="image/png">
            <text:p/>
          </draw:image>
        </draw:frame>
        <draw:frame draw:style-name="gr5" draw:text-style-name="P4" draw:layer="layout" svg:width="2.013cm" svg:height="0.962cm" svg:x="14.497cm" svg:y="4.753cm">
          <draw:text-box>
            <text:p>value</text:p>
          </draw:text-box>
        </draw:frame>
        <draw:frame draw:style-name="gr4" draw:text-style-name="P4" draw:layer="layout" svg:width="1.488cm" svg:height="0.962cm" svg:x="10.577cm" svg:y="4.753cm">
          <draw:text-box>
            <text:p>key</text:p>
          </draw:text-box>
        </draw:frame>
        <draw:frame draw:style-name="gr6" draw:text-style-name="P5" draw:layer="layout" svg:width="2.007cm" svg:height="2.235cm" svg:x="17.145cm" svg:y="5.715cm">
          <draw:image xlink:href="Pictures/1000000000000095000000A67E6E7999B9F118C7.png" xlink:type="simple" xlink:show="embed" xlink:actuate="onLoad" draw:mime-type="image/png">
            <text:p/>
          </draw:image>
        </draw:frame>
        <draw:frame draw:style-name="gr6" draw:text-style-name="P5" draw:layer="layout" svg:width="2.007cm" svg:height="2.235cm" svg:x="19.685cm" svg:y="5.715cm">
          <draw:image xlink:href="Pictures/1000000000000095000000A67E6E7999B9F118C7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11T13:31:11.745000000</meta:creation-date>
    <dc:date>2023-09-11T17:57:04.794000000</dc:date>
    <meta:editing-duration>PT4H24M50S</meta:editing-duration>
    <meta:editing-cycles>7</meta:editing-cycles>
    <meta:generator>LibreOffice/7.4.1.2$Windows_X86_64 LibreOffice_project/3c58a8f3a960df8bc8fd77b461821e42c061c5f0</meta:generator>
    <meta:document-statistic meta:object-count="49"/>
  </office:meta>
</office:document-meta>
</file>